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305.04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262.9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256.14pt"/>
    </style:style>
    <style:style style:name="co10" style:family="table-column">
      <style:table-column-properties fo:break-before="auto" style:column-width="165.46pt"/>
    </style:style>
    <style:style style:name="co11" style:family="table-column">
      <style:table-column-properties fo:break-before="auto" style:column-width="194.4pt"/>
    </style:style>
    <style:style style:name="co12" style:family="table-column">
      <style:table-column-properties fo:break-before="auto" style:column-width="170.31pt"/>
    </style:style>
    <style:style style:name="co13" style:family="table-column">
      <style:table-column-properties fo:break-before="auto" style:column-width="298.09pt"/>
    </style:style>
    <style:style style:name="co14" style:family="table-column">
      <style:table-column-properties fo:break-before="auto" style:column-width="139.41pt"/>
    </style:style>
    <style:style style:name="co15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6" office:value-type="string" calcext:value-type="string">
            <text:p>Anomala crassa (Benderitter 1923)</text:p>
          </table:table-cell>
          <table:table-cell table:style-name="ce6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6" office:value-type="string" calcext:value-type="string">
            <text:p>Anomala crassa Lansberge 1879</text:p>
          </table:table-cell>
          <table:table-cell table:style-name="ce6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6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3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4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7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8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3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4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7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8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2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3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5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6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3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5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6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9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0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B6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B6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B6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B6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B7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B7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B7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B7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B9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B9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B9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B9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12"/>
        <table:table-column table:style-name="co14" table:number-columns-repeated="5" table:default-cell-style-name="Default"/>
        <table:table-column table:style-name="co8" table:default-cell-style-name="Default"/>
        <table:table-column table:style-name="co14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/>
          <table:table-cell office:value-type="string" calcext:value-type="string">
            <text:p>B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/>
          <table:table-cell office:value-type="string" calcext:value-type="string">
            <text:p>B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/>
          <table:table-cell office:value-type="string" calcext:value-type="string">
            <text:p>B6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/>
          <table:table-cell office:value-type="string" calcext:value-type="string">
            <text:p>B6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/>
          <table:table-cell office:value-type="string" calcext:value-type="string">
            <text:p>B7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/>
          <table:table-cell office:value-type="string" calcext:value-type="string">
            <text:p>B7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/>
          <table:table-cell office:value-type="string" calcext:value-type="string">
            <text:p>B7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/>
          <table:table-cell office:value-type="string" calcext:value-type="string">
            <text:p>B7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/>
          <table:table-cell office:value-type="string" calcext:value-type="string">
            <text:p>B8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Ulmaceae</text:p>
          </table:table-cell>
          <table:table-cell table:number-columns-repeated="2"/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/>
          <table:table-cell office:value-type="string" calcext:value-type="string">
            <text:p>B8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Caprifoliaceae</text:p>
          </table:table-cell>
          <table:table-cell table:number-columns-repeated="2"/>
          <table:table-cell office:value-type="string" calcext:value-type="string">
            <text:p>Dipsac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/>
          <table:table-cell office:value-type="string" calcext:value-type="string">
            <text:p>B9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/>
          <table:table-cell office:value-type="string" calcext:value-type="string">
            <text:p>B9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Ranunculaceae</text:p>
          </table:table-cell>
          <table:table-cell table:number-columns-repeated="2"/>
          <table:table-cell office:value-type="string" calcext:value-type="string">
            <text:p>Ranuncu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5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3:38:02.072283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3:44:43.667569437</dc:date>
    <meta:editing-duration>PT1H45M3S</meta:editing-duration>
    <meta:editing-cycles>49</meta:editing-cycles>
    <meta:generator>LibreOffice/6.0.7.3$Linux_X86_64 LibreOffice_project/00m0$Build-3</meta:generator>
    <meta:document-statistic meta:table-count="9" meta:cell-count="1143" meta:object-count="0"/>
  </office:meta>
</office:document-meta>
</file>